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1"/>
    <style:style style:name="P59" style:family="paragraph" style:parent-style-name="Standard" style:list-style-name="L5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0</text:p>
      <text:list xml:id="list5614174991815364676" text:style-name="L51">
        <text:list-item>
          <text:p text:style-name="P5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747988921300339201" text:style-name="L1">
        <text:list-item>
          <text:p text:style-name="P9">Automatically installs cv2 if not already present. <text:s/>This package is needed for the new frame view feature.<text:line-break/></text:p>
        </text:list-item>
      </text:list>
      <text:p text:style-name="Standard">version 3.3.8</text:p>
      <text:list xml:id="list8006911079938776600" text:style-name="L2">
        <text:list-item>
          <text:p text:style-name="P1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805108619055997966" text:style-name="L3">
        <text:list-item>
          <text:p text:style-name="P11">A new button (View frame) with an associated spinner for entry of a frame number has been added:</text:p>
          <text:p text:style-name="P1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471242306514086279" text:style-name="L4">
        <text:list-item>
          <text:p text:style-name="P1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504617111467684469" text:style-name="L5">
        <text:list-item>
          <text:p text:style-name="P1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910506133239857584" text:style-name="L6">
        <text:list-item>
          <text:p text:style-name="P1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57001695438095040" text:style-name="L7">
        <text:list-item>
          <text:p text:style-name="P1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3975285122250004878" text:style-name="L8">
        <text:list-item>
          <text:p text:style-name="P16">Changed main plot so that the scroll wheel only zooms the x axis.</text:p>
        </text:list-item>
        <text:list-item>
          <text:p text:style-name="P16">Changed lightcurve plot so that it conforms properly to 'start-of-exposure'.<text:line-break/></text:p>
        </text:list-item>
      </text:list>
      <text:p text:style-name="Standard">version 3.2.8</text:p>
      <text:list xml:id="list2514663979249004888" text:style-name="L9">
        <text:list-item>
          <text:p text:style-name="P17">Changed font size in help files --- it was fine for Mac but too big for Win10<text:line-break/></text:p>
        </text:list-item>
      </text:list>
      <text:p text:style-name="Standard">version 3.2.7</text:p>
      <text:list xml:id="list6515402635734897571" text:style-name="L10">
        <text:list-item>
          <text:p text:style-name="P18"><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315393371881938130" text:style-name="L11">
        <text:list-item>
          <text:p text:style-name="P19">This is a 'cosmetic' release --- there should be NO detectable differences from version 3.2.5 in terms of functionality.</text:p>
        </text:list-item>
        <text:list-item>
          <text:p text:style-name="P19">All python files were brought into compliance with PEP 8 coding standards. <text:s/>Only I care about that.</text:p>
        </text:list-item>
        <text:list-item>
          <text:p text:style-name="P1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9">All this 'cosmetic' work is in preparation for working on PyOTE issues again.<text:line-break/> </text:p>
        </text:list-item>
      </text:list>
      <text:p text:style-name="Standard">version 3.2.5</text:p>
      <text:list xml:id="list8158142367943729153" text:style-name="L12">
        <text:list-item>
          <text:p text:style-name="P2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545901178799280760" text:style-name="L13">
        <text:list-item>
          <text:p text:style-name="P21">Modified the test for newer version to accommodate the different strings returned by pip 18.1 and pip 19.0+</text:p>
        </text:list-item>
        <text:list-item>
          <text:p text:style-name="P21">Added ability to invoke PyOTE from PyMovie with an externally supplied csv file that is automatically opened.<text:line-break/></text:p>
        </text:list-item>
      </text:list>
      <text:p text:style-name="Standard">version 3.2.3</text:p>
      <text:list xml:id="list3384674891741788624" text:style-name="L14">
        <text:list-item>
          <text:p text:style-name="P2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2">Added support for the PyMovie csv format<text:line-break/></text:p>
        </text:list-item>
      </text:list>
      <text:p text:style-name="Standard">version 3.2.1</text:p>
      <text:list xml:id="list6456129237802083427" text:style-name="L15">
        <text:list-item>
          <text:p text:style-name="P2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541382918289680083" text:style-name="L16">
        <text:list-item>
          <text:p text:style-name="P24">Changed GUI to better align text on min max edit boxes to avoid confusion.<text:line-break/></text:p>
        </text:list-item>
      </text:list>
      <text:p text:style-name="Standard">version 3.1.9</text:p>
      <text:list xml:id="list2853480103111630730" text:style-name="L17">
        <text:list-item>
          <text:p text:style-name="P25">Fixed a bug in the test for a min/max solution search being constrained by a too large min value.<text:line-break/></text:p>
        </text:list-item>
      </text:list>
      <text:p text:style-name="Standard">version 3.1.8</text:p>
      <text:list xml:id="list9004972080594634982" text:style-name="L18">
        <text:list-item>
          <text:p text:style-name="P26">version 3.1.7 was released without an updated version history. <text:s/>Here is what was changed in 3.1.7:<text:line-break/></text:p>
        </text:list-item>
        <text:list-item>
          <text:p text:style-name="P2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992092969333287281" text:style-name="L19">
        <text:list-item>
          <text:p text:style-name="P27">Values entered in the Manual Timestamp Entry dialog box are now 'sticky', thus making corrections easy to do without requiring re-entry of all data. </text:p>
          <text:p text:style-name="P27"><text:line-break/>Also trapped is the case where a user has entered a custom frame time but failed to click the radio button indicating that it is to be used.<text:line-break/></text:p>
        </text:list-item>
      </text:list>
      <text:p text:style-name="Standard">version 3.1.5:</text:p>
      <text:list xml:id="list4597151079798687407" text:style-name="L20">
        <text:list-item>
          <text:p text:style-name="P2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text:soft-page-break/>version 3.1.4:</text:p>
      <text:list xml:id="list2364090137913270299" text:style-name="L21">
        <text:list-item>
          <text:p text:style-name="P29">Fixed error in new dropped reading detection logic when light curve was processed in field mode.<text:line-break/></text:p>
        </text:list-item>
        <text:list-item>
          <text:p text:style-name="P29">Cleaned up some language in tooltips.<text:line-break/></text:p>
        </text:list-item>
      </text:list>
      <text:p text:style-name="Standard">version 3.1.3:</text:p>
      <text:list xml:id="list6842800820018406782" text:style-name="L22">
        <text:list-item>
          <text:p text:style-name="P3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0">Eliminated the 'entry num' column in the data matrix at the lower left of the GUI. The 'entry num' is unused and a possible source of confusion with the frame or field number for the unwary.<text:line-break/></text:p>
        </text:list-item>
        <text:list-item>
          <text:p text:style-name="P3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53658961966764717" text:style-name="L23">
        <text:list-item>
          <text:p text:style-name="P3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108915843347139505" text:style-name="L24">
        <text:list-item>
          <text:p text:style-name="P3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834214346118845980" text:style-name="L25">
        <text:list-item>
          <text:p text:style-name="P33"><text:soft-page-break/>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789910446707873106" text:style-name="L26">
        <text:list-item>
          <text:p text:style-name="P3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814638255495117435" text:style-name="L27">
        <text:list-item>
          <text:p text:style-name="P3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617704554952282477" text:style-name="L28">
        <text:list-item>
          <text:p text:style-name="P3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594453819102771945" text:style-name="L29">
        <text:list-item>
          <text:p text:style-name="P3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098399466819149883" text:style-name="L30">
        <text:list-item>
          <text:p text:style-name="P38">Disable the Accept integration button when user overrides an automatic block analysis with a manual block selection followed by a click on the Block integrate button.<text:line-break/></text:p>
        </text:list-item>
      </text:list>
      <text:p text:style-name="Standard">version 2.1.4:</text:p>
      <text:list xml:id="list5434953888461056655" text:style-name="L31">
        <text:list-item>
          <text:p text:style-name="P39">Corrected a bug that kept manual selection of block integration from being performed after a refusal to accept the automatic block analysis results.<text:line-break/></text:p>
        </text:list-item>
      </text:list>
      <text:p text:style-name="Standard">version 2.1.3:</text:p>
      <text:list xml:id="list2583897624013352543" text:style-name="L32">
        <text:list-item>
          <text:p text:style-name="P4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text:soft-page-break/>version 2.1.2:</text:p>
      <text:list xml:id="list7328547965329591944" text:style-name="L33">
        <text:list-item>
          <text:p text:style-name="P4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055095724489662117" text:style-name="L34">
        <text:list-item>
          <text:p text:style-name="P42">Added progress bar tracking of block integration analysis because it can take an extended amount of time to complete the analysis when the light curve has many points.<text:line-break/></text:p>
        </text:list-item>
      </text:list>
      <text:p text:style-name="Standard">version 2.1.0</text:p>
      <text:list xml:id="list5400137155721749693" text:style-name="L35">
        <text:list-item>
          <text:p text:style-name="P4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964385251841486677" text:style-name="L36">
        <text:list-item>
          <text:p text:style-name="P44">Made the selection of Tooltip display 'sticky'</text:p>
        </text:list-item>
        <text:list-item>
          <text:p text:style-name="P44">Duration calculation when D and R span midnight now handled correctly</text:p>
        </text:list-item>
      </text:list>
      <text:p text:style-name="Standard"/>
      <text:p text:style-name="Standard">version 2.0.8</text:p>
      <text:list xml:id="list115694174427444852" text:style-name="L37">
        <text:list-item>
          <text:p text:style-name="P45">toolTips changed to invoke and display in a custom dialog box that can be moved and resized to better accommodate legacy displays</text:p>
        </text:list-item>
        <text:list-item>
          <text:p text:style-name="P45">Calc flash timing calculation fixed to properly deal with the non-integer frame numbers that can result from field processed csv files</text:p>
        </text:list-item>
        <text:list-item>
          <text:p text:style-name="P45">Flash timing has been verified to work with integrated light curves</text:p>
        </text:list-item>
        <text:list-item>
          <text:p text:style-name="P4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749436729966328203" text:style-name="L38">
        <text:list-item>
          <text:p text:style-name="P46">Adds a button to calculate the edge position of an LED timing flash.</text:p>
        </text:list-item>
        <text:list-item>
          <text:p text:style-name="P4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6">Adds a checkbox to force manual entry of timestamp info. <text:s/>This is useful when <text:soft-page-break/>OCR on a VTI timed light curve has catastrophic errors. <text:s/>It is always employed when using LED flash timing.</text:p>
        </text:list-item>
      </text:list>
      <text:list xml:id="list4436867234501683506" text:style-name="L39">
        <text:list-item>
          <text:p text:style-name="P4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85629446914260839" text:style-name="L40">
        <text:list-item>
          <text:p text:style-name="P4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465773657646692245" text:style-name="L41">
        <text:list-item>
          <text:p text:style-name="P49">files generated by pyote now contain PYOTE in the filename.<text:line-break/></text:p>
        </text:list-item>
        <text:list-item>
          <text:p text:style-name="P4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682227151335951244" text:style-name="L42">
        <text:list-item>
          <text:p text:style-name="P5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631865174779519478" text:style-name="L43">
        <text:list-item>
          <text:p text:style-name="P5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504669588542728070" text:style-name="L44">
        <text:list-item>
          <text:p text:style-name="P5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408667162686068879" text:style-name="L45">
        <text:list-item>
          <text:p text:style-name="P53">improved handling of D and R region selection so that one cannot enter an invalid configuration --- automatic corrections/changes are applied.<text:line-break/></text:p>
        </text:list-item>
        <text:list-item>
          <text:p text:style-name="P5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3"><text:soft-page-break/>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801998827746121280" text:style-name="L46">
        <text:list-item>
          <text:p text:style-name="P54">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60396068651026870" text:style-name="L47">
        <text:list-item>
          <text:p text:style-name="P5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409629749558101012" text:style-name="L48">
        <text:list-item>
          <text:p text:style-name="P5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1619131096630065892" text:style-name="L49">
        <text:list-item>
          <text:p text:style-name="P5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623007941100190258" text:style-name="L50">
        <text:list-item>
          <text:p text:style-name="P5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13T06:56:32</dc:date>
    <meta:editing-cycles>78</meta:editing-cycles>
    <meta:editing-duration>PT19H42M29S</meta:editing-duration>
    <meta:document-statistic meta:table-count="0" meta:image-count="2" meta:object-count="0" meta:page-count="11" meta:paragraph-count="152" meta:word-count="4383" meta:character-count="25584"/>
    <meta:template xlink:type="simple" xlink:actuate="onRequest" xlink:title="" xlink:href="Normal"/>
  </office:meta>
</office:document-meta>
</file>